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68b" officeooo:paragraph-rsid="0014768b"/>
    </style:style>
    <style:style style:name="P2" style:family="paragraph" style:parent-style-name="Standard">
      <style:paragraph-properties style:line-height-at-least="0.1665in"/>
      <style:text-properties fo:color="#000000" style:font-name="Roboto Mono" fo:font-size="9pt" fo:font-weight="normal" fo:background-color="#fffffe"/>
    </style:style>
    <style:style style:name="P3" style:family="paragraph" style:parent-style-name="Standard">
      <style:text-properties fo:color="#000000" style:font-name="Roboto Mono" fo:font-size="9pt" fo:font-weight="normal" officeooo:rsid="0014768b" officeooo:paragraph-rsid="0014768b" fo:background-color="#fffffe"/>
    </style:style>
    <style:style style:name="P4" style:family="paragraph" style:parent-style-name="Standard">
      <style:paragraph-properties style:line-height-at-least="0.1665in"/>
      <style:text-properties fo:color="#000000" fo:background-color="#fffffe"/>
    </style:style>
    <style:style style:name="P5" style:family="paragraph" style:parent-style-name="Standard">
      <style:paragraph-properties style:line-height-at-least="0.1665in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4768b" officeooo:paragraph-rsid="0014768b" style:font-size-asian="14pt" style:font-size-complex="14pt"/>
    </style:style>
    <style:style style:name="P7" style:family="paragraph" style:parent-style-name="Standard">
      <style:text-properties fo:font-weight="bold" officeooo:rsid="0014768b" officeooo:paragraph-rsid="0014768b" style:font-weight-asian="bold" style:font-weight-complex="bold"/>
    </style:style>
    <style:style style:name="T1" style:family="text">
      <style:text-properties fo:color="#3367d6"/>
    </style:style>
    <style:style style:name="T2" style:family="text">
      <style:text-properties fo:color="#3367d6" style:font-name="Roboto Mono" fo:font-size="9pt" fo:font-weight="normal"/>
    </style:style>
    <style:style style:name="T3" style:family="text">
      <style:text-properties fo:color="#37474f"/>
    </style:style>
    <style:style style:name="T4" style:family="text">
      <style:text-properties fo:color="#37474f" style:font-name="Roboto Mono" fo:font-size="9pt" fo:font-weight="normal"/>
    </style:style>
    <style:style style:name="T5" style:family="text">
      <style:text-properties fo:color="#f4511e"/>
    </style:style>
    <style:style style:name="T6" style:family="text">
      <style:text-properties fo:color="#f4511e" style:font-name="Roboto Mono" fo:font-size="9pt" fo:font-weight="normal"/>
    </style:style>
    <style:style style:name="T7" style:family="text">
      <style:text-properties fo:color="#0d904f"/>
    </style:style>
    <style:style style:name="T8" style:family="text">
      <style:text-properties fo:color="#0d904f" style:font-name="Roboto Mono" fo:font-size="9pt" fo:font-weight="normal"/>
    </style:style>
    <style:style style:name="T9" style:family="text">
      <style:text-properties style:font-name="Roboto Mono" fo:font-size="9pt" fo:font-weight="normal"/>
    </style:style>
    <style:style style:name="T10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exploration</text:p>
      <text:p text:style-name="P1"/>
      <text:p text:style-name="P7">This gives you the number of movies grouped by their imbd score:</text:p>
      <text:p text:style-name="P1"/>
      <text:p text:style-name="P3"><text:span text:style-name="T1">SELECT</text:span> <text:span text:style-name="T1">case</text:span> <text:span text:style-name="T1">when</text:span> imdb_score<text:span text:style-name="T3">&lt;</text:span><text:span text:style-name="T5">1</text:span> <text:span text:style-name="T1">then</text:span> <text:span text:style-name="T7">'0-1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2</text:span><text:span text:style-name="T9"> </text:span><text:span text:style-name="T2">then</text:span><text:span text:style-name="T9"> </text:span><text:span text:style-name="T8">'1-2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3</text:span><text:span text:style-name="T9"> </text:span><text:span text:style-name="T2">then</text:span><text:span text:style-name="T9"> </text:span><text:span text:style-name="T8">'2-3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4</text:span><text:span text:style-name="T9"> </text:span><text:span text:style-name="T2">then</text:span><text:span text:style-name="T9"> </text:span><text:span text:style-name="T8">'3-4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5</text:span><text:span text:style-name="T9"> </text:span><text:span text:style-name="T2">then</text:span><text:span text:style-name="T9"> </text:span><text:span text:style-name="T8">'4-5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6</text:span><text:span text:style-name="T9"> </text:span><text:span text:style-name="T2">then</text:span><text:span text:style-name="T9"> </text:span><text:span text:style-name="T8">'5-6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7</text:span><text:span text:style-name="T9"> </text:span><text:span text:style-name="T2">then</text:span><text:span text:style-name="T9"> </text:span><text:span text:style-name="T8">'6-7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8</text:span><text:span text:style-name="T9"> </text:span><text:span text:style-name="T2">then</text:span><text:span text:style-name="T9"> </text:span><text:span text:style-name="T8">'7-8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9</text:span><text:span text:style-name="T9"> </text:span><text:span text:style-name="T2">then</text:span><text:span text:style-name="T9"> </text:span><text:span text:style-name="T8">'8-9'</text:span></text:p>
      <text:p text:style-name="P5"/>
      <text:p text:style-name="P4">        <text:span text:style-name="T2">when</text:span><text:span text:style-name="T9"> imdb_score</text:span><text:span text:style-name="T4">&lt;=</text:span><text:span text:style-name="T6">10</text:span><text:span text:style-name="T9"> </text:span><text:span text:style-name="T2">then</text:span><text:span text:style-name="T9"> </text:span><text:span text:style-name="T8">'9-10'</text:span></text:p>
      <text:p text:style-name="P5"/>
      <text:p text:style-name="P4">        <text:span text:style-name="T2">else</text:span><text:span text:style-name="T9"> </text:span><text:span text:style-name="T8">'error'</text:span><text:span text:style-name="T9"> </text:span><text:span text:style-name="T2">end</text:span><text:span text:style-name="T9"> imdb_group</text:span></text:p>
      <text:p text:style-name="P5"/>
      <text:p text:style-name="P4">    <text:span text:style-name="T9">, </text:span><text:span text:style-name="T2">count</text:span><text:span text:style-name="T4">(*)</text:span><text:span text:style-name="T9"> num</text:span></text:p>
      <text:p text:style-name="P5"/>
      <text:p text:style-name="P2"><text:span text:style-name="T1">FROM</text:span> <text:span text:style-name="T7">`ML_Hackaton.movies`</text:span></text:p>
      <text:p text:style-name="P5"/>
      <text:p text:style-name="P2"><text:span text:style-name="T1">group</text:span> <text:span text:style-name="T1">by</text:span> imdb_group</text:p>
      <text:p text:style-name="P5"/>
      <text:p text:style-name="P2"><text:span text:style-name="T1">order</text:span> <text:span text:style-name="T1">by</text:span> num <text:span text:style-name="T1">desc</text:span></text:p>
      <text:p text:style-name="P1"/>
      <text:p text:style-name="P1"/>
      <text:p text:style-name="P7">Number of movies depending on its Facebook likes:</text:p>
      <text:p text:style-name="P1"/>
      <text:p text:style-name="P3"><text:span text:style-name="T1">SELECT</text:span> <text:span text:style-name="T1">case</text:span> <text:span text:style-name="T1">when</text:span> <text:span text:style-name="T10">movie_facebook_likes</text:span>=<text:span text:style-name="T5">0</text:span> <text:span text:style-name="T1">then</text:span> <text:span text:style-name="T7">'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100</text:span><text:span text:style-name="T9"> </text:span><text:span text:style-name="T2">then</text:span><text:span text:style-name="T9"> </text:span><text:span text:style-name="T8">'&lt;10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500</text:span><text:span text:style-name="T9"> </text:span><text:span text:style-name="T2">then</text:span><text:span text:style-name="T9"> </text:span><text:span text:style-name="T8">'&lt;50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1000</text:span><text:span text:style-name="T9"> </text:span><text:span text:style-name="T2">then</text:span><text:span text:style-name="T9"> </text:span><text:span text:style-name="T8">'&lt;100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10000</text:span><text:span text:style-name="T9"> </text:span><text:span text:style-name="T2">then</text:span><text:span text:style-name="T9"> </text:span><text:span text:style-name="T8">'&lt;1000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50000</text:span><text:span text:style-name="T9"> </text:span><text:span text:style-name="T2">then</text:span><text:span text:style-name="T9"> </text:span><text:span text:style-name="T8">'&lt;50000'</text:span></text:p>
      <text:p text:style-name="P5"/>
      <text:p text:style-name="P4">        <text:span text:style-name="T2">when</text:span><text:span text:style-name="T9"> movie_facebook_likes</text:span><text:span text:style-name="T4">&lt;</text:span><text:span text:style-name="T6">100000</text:span><text:span text:style-name="T9"> </text:span><text:span text:style-name="T2">then</text:span><text:span text:style-name="T9"> </text:span><text:span text:style-name="T8">'&lt;100000'</text:span></text:p>
      <text:p text:style-name="P5"/>
      <text:p text:style-name="P4">        <text:span text:style-name="T2">else</text:span><text:span text:style-name="T9"> </text:span><text:span text:style-name="T8">'&gt;100000'</text:span><text:span text:style-name="T9"> </text:span><text:span text:style-name="T2">end</text:span><text:span text:style-name="T9"> face_likes_group</text:span></text:p>
      <text:p text:style-name="P5"/>
      <text:p text:style-name="P4"><text:soft-page-break/>    <text:span text:style-name="T9">, </text:span><text:span text:style-name="T2">count</text:span><text:span text:style-name="T4">(*)</text:span><text:span text:style-name="T9"> num</text:span></text:p>
      <text:p text:style-name="P5"/>
      <text:p text:style-name="P2"><text:span text:style-name="T1">FROM</text:span> <text:span text:style-name="T7">`ML_Hackaton.movies`</text:span></text:p>
      <text:p text:style-name="P5"/>
      <text:p text:style-name="P2"><text:span text:style-name="T1">group</text:span> <text:span text:style-name="T1">by</text:span> face_likes_group</text:p>
      <text:p text:style-name="P5"/>
      <text:p text:style-name="P2"><text:span text:style-name="T1">order</text:span> <text:span text:style-name="T1">by</text:span> num <text:span text:style-name="T1">desc</text:span></text:p>
      <text:p text:style-name="P1"/>
      <text:p text:style-name="P1"/>
      <text:p text:style-name="P7">Depending on imdb score, it gives you the average of Facebook likes:</text:p>
      <text:p text:style-name="P1"/>
      <text:p text:style-name="P3"><text:span text:style-name="T1">SELECT</text:span> <text:span text:style-name="T1">case</text:span> <text:span text:style-name="T1">when</text:span> imdb_score<text:span text:style-name="T3">&lt;</text:span><text:span text:style-name="T5">1</text:span> <text:span text:style-name="T1">then</text:span> <text:span text:style-name="T7">'0-1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2</text:span><text:span text:style-name="T9"> </text:span><text:span text:style-name="T2">then</text:span><text:span text:style-name="T9"> </text:span><text:span text:style-name="T8">'1-2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3</text:span><text:span text:style-name="T9"> </text:span><text:span text:style-name="T2">then</text:span><text:span text:style-name="T9"> </text:span><text:span text:style-name="T8">'2-3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4</text:span><text:span text:style-name="T9"> </text:span><text:span text:style-name="T2">then</text:span><text:span text:style-name="T9"> </text:span><text:span text:style-name="T8">'3-4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5</text:span><text:span text:style-name="T9"> </text:span><text:span text:style-name="T2">then</text:span><text:span text:style-name="T9"> </text:span><text:span text:style-name="T8">'4-5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6</text:span><text:span text:style-name="T9"> </text:span><text:span text:style-name="T2">then</text:span><text:span text:style-name="T9"> </text:span><text:span text:style-name="T8">'5-6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7</text:span><text:span text:style-name="T9"> </text:span><text:span text:style-name="T2">then</text:span><text:span text:style-name="T9"> </text:span><text:span text:style-name="T8">'6-7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8</text:span><text:span text:style-name="T9"> </text:span><text:span text:style-name="T2">then</text:span><text:span text:style-name="T9"> </text:span><text:span text:style-name="T8">'7-8'</text:span></text:p>
      <text:p text:style-name="P5"/>
      <text:p text:style-name="P4">        <text:span text:style-name="T2">when</text:span><text:span text:style-name="T9"> imdb_score</text:span><text:span text:style-name="T4">&lt;</text:span><text:span text:style-name="T6">9</text:span><text:span text:style-name="T9"> </text:span><text:span text:style-name="T2">then</text:span><text:span text:style-name="T9"> </text:span><text:span text:style-name="T8">'8-9'</text:span></text:p>
      <text:p text:style-name="P5"/>
      <text:p text:style-name="P4">        <text:span text:style-name="T2">when</text:span><text:span text:style-name="T9"> imdb_score</text:span><text:span text:style-name="T4">&lt;=</text:span><text:span text:style-name="T6">10</text:span><text:span text:style-name="T9"> </text:span><text:span text:style-name="T2">then</text:span><text:span text:style-name="T9"> </text:span><text:span text:style-name="T8">'9-10'</text:span></text:p>
      <text:p text:style-name="P5"/>
      <text:p text:style-name="P4">        <text:span text:style-name="T2">else</text:span><text:span text:style-name="T9"> </text:span><text:span text:style-name="T8">'error'</text:span><text:span text:style-name="T9"> </text:span><text:span text:style-name="T2">end</text:span><text:span text:style-name="T9"> imdb_group,</text:span></text:p>
      <text:p text:style-name="P5"/>
      <text:p text:style-name="P4">     <text:span text:style-name="T2">round</text:span><text:span text:style-name="T4">(</text:span><text:span text:style-name="T2">avg</text:span><text:span text:style-name="T4">(</text:span><text:span text:style-name="T9">movie_facebook_likes</text:span><text:span text:style-name="T4">)</text:span><text:span text:style-name="T9">,</text:span><text:span text:style-name="T6">0</text:span><text:span text:style-name="T4">)</text:span><text:span text:style-name="T9"> avg_likes,</text:span></text:p>
      <text:p text:style-name="P5"/>
      <text:p text:style-name="P4">    <text:span text:style-name="T2">count</text:span><text:span text:style-name="T4">(*)</text:span><text:span text:style-name="T9"> num</text:span></text:p>
      <text:p text:style-name="P5"/>
      <text:p text:style-name="P2"><text:span text:style-name="T1">FROM</text:span> <text:span text:style-name="T7">`ML_Hackaton.movies`</text:span></text:p>
      <text:p text:style-name="P5"/>
      <text:p text:style-name="P2"><text:span text:style-name="T1">where</text:span> movie_facebook_likes<text:span text:style-name="T3">&gt;</text:span><text:span text:style-name="T5">0</text:span></text:p>
      <text:p text:style-name="P5"/>
      <text:p text:style-name="P2"><text:span text:style-name="T1">group</text:span> <text:span text:style-name="T1">by</text:span> imdb_group</text:p>
      <text:p text:style-name="P5"/>
      <text:p text:style-name="P2"><text:span text:style-name="T1">order</text:span> <text:span text:style-name="T1">by</text:span> imdb_group <text:span text:style-name="T1">desc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36:47.046716919</meta:creation-date>
    <dc:date>2021-10-05T20:44:15.767006157</dc:date>
    <meta:editing-duration>PT7M29S</meta:editing-duration>
    <meta:editing-cycles>1</meta:editing-cycles>
    <meta:document-statistic meta:table-count="0" meta:image-count="0" meta:object-count="0" meta:page-count="2" meta:paragraph-count="48" meta:word-count="199" meta:character-count="1729" meta:non-whitespace-character-count="1345"/>
    <meta:generator>LibreOffice/6.4.7.2$Linux_X86_64 LibreOffice_project/40$Build-2</meta:generator>
  </office:meta>
</office:document-meta>
</file>